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 text:style-name="P1">Accueil A propos Contact <text:s/>/ Home about Conta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4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Need a computerized solution?</text:p>
          </draw:text-box>
        </draw:frame>
        <draw:frame presentation:style-name="pr3" draw:text-style-name="P1" draw:layer="layout" svg:width="8.113cm" svg:height="5.809cm" svg:x="1.4cm" svg:y="4.914cm" presentation:class="outline" presentation:user-transformed="true">
          <draw:text-box>
            <text:list text:style-name="L2">
              <text:list-item>
                <text:p text:style-name="P1">Presentation</text:p>
                <text:p text:style-name="P1"><text:span text:style-name="T1">Francois Clerc, ingenieur diplome de l'EPITA. Travaillant en temps qu'independent a temps plein. Base en region parisienne</text:span></text:p>
              </text:list-item>
            </text:list>
          </draw:text-box>
        </draw:frame>
        <draw:frame presentation:style-name="pr3" draw:text-style-name="P1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 text:style-name="P1">Metier</text:p>
                <text:p text:style-name="P1"><text:span text:style-name="T2">Specialise en developpement de logiciel lourds (creation, maintenance et evolution), je travaille aussi sur les technologies mobiles et le developpeement web (frontend et back end)</text:span></text:p>
                <text:p text:style-name="P1"/>
              </text:list-item>
            </text:list>
          </draw:text-box>
        </draw:frame>
        <draw:frame presentation:style-name="pr3" draw:text-style-name="P3" draw:layer="layout" svg:width="8.113cm" svg:height="5.809cm" svg:x="18.439cm" svg:y="4.914cm" presentation:class="outline" presentation:user-transformed="true">
          <draw:text-box>
            <text:list text:style-name="L2">
              <text:list-item>
                <text:p text:style-name="P3"><text:span text:style-name="T2">Ce que j'ai a proposer</text:span></text:p>
                <text:p text:style-name="P3"><text:span text:style-name="T2">Je realise vos projets dans tous les domaines, j'y apporte le soin du detail et du resultat. N'hesitez pas a me contacter afin de parler de votre projet a vous.</text:span></text:p>
              </text:list-item>
            </text:list>
          </draw:text-box>
        </draw:frame>
        <draw:frame presentation:style-name="pr3" draw:text-style-name="P1" draw:layer="layout" svg:width="8.113cm" svg:height="5.809cm" svg:x="18.439cm" svg:y="11.276cm" presentation:class="outline" presentation:user-transformed="true">
          <draw:text-box>
            <text:list text:style-name="L2">
              <text:list-item>
                <text:p text:style-name="P1">What I can do for you</text:p>
                <text:p text:style-name="P1">I will take care of your project on any type of field, make your product neat and be result oriented.</text:p>
              </text:list-item>
            </text:list>
          </draw:text-box>
        </draw:frame>
        <draw:frame presentation:style-name="pr3" draw:text-style-name="P1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 text:style-name="P1">Activity</text:p>
                <text:p text:style-name="P1"><text:span text:style-name="T2">Specialized in software development (creation, maintenance, support).</text:span></text:p>
                <text:p text:style-name="P1"><text:span text:style-name="T2">I also work as a web developper for both frontend and backend</text:span></text:p>
              </text:list-item>
            </text:list>
          </draw:text-box>
        </draw:frame>
        <draw:frame presentation:style-name="pr3" draw:text-style-name="P1" draw:layer="layout" svg:width="8.113cm" svg:height="5.809cm" svg:x="1.4cm" svg:y="11.276cm" presentation:class="outline" presentation:user-transformed="true">
          <draw:text-box>
            <text:list text:style-name="L2">
              <text:list-item>
                <text:p text:style-name="P1"><text:span text:style-name="T1">Presentation</text:span></text:p>
                <text:p text:style-name="P1"><text:span text:style-name="T1">Francois Clerc, freelance development engineer based in Paris, with 7 years of experience after a Masters degre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item>
                <text:p>Contact<text:line-break/>+33 (0)6 784512<text:line-break/>Email@qqpart.com</text:p>
              </text:list-item>
            </text:list>
          </draw:text-box>
        </draw:frame>
        <draw:frame presentation:style-name="pr4" draw:layer="layout" svg:width="25.199cm" svg:height="12.179cm" svg:x="1.4cm" svg:y="4.914cm" presentation:class="subtitle">
          <draw:text-box>
            <text:p>(formulaire)</text:p>
            <text:p/>
            <text:p/>
            <text:p/>
            <text:p>footer</text:p>
            <text:p>Francois Clerc 2017 - ingénieur développeur <text:s/>en Ile de Fr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09:42:23.926917274</meta:creation-date>
    <dc:date>2017-11-10T10:56:51.618450200</dc:date>
    <meta:editing-duration>PT58M22S</meta:editing-duration>
    <meta:editing-cycles>11</meta:editing-cycles>
    <meta:generator>LibreOffice/4.3.3.2$Linux_X86_64 LibreOffice_project/430m0$Build-2</meta:generator>
    <meta:document-statistic meta:object-count="37"/>
  </office:meta>
</office:document-meta>
</file>